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style:style>
    <style:style style:name="P4" style:family="paragraph" style:parent-style-name="Text_20_body">
      <style:paragraph-properties fo:margin-top="0in" fo:margin-bottom="0in" style:contextual-spacing="false" fo:line-height="138%" style:writing-mode="lr-tb"/>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8d433eea-7fff-4d08-2e46-0a13854ec407"/>Рівень 1</text:p>
      <text:p text:style-name="P2">Вимоги до будь-якого предмету з оточення.</text:p>
      <text:p text:style-name="P4"><text:span text:style-name="T1">Предмет: спортивна пляшка UZSPACE</text:span></text:p>
      <text:p text:style-name="Text_20_body"/>
      <text:p text:style-name="P2">-користувач повинен без проблем відкручувати та закручувати кришку;</text:p>
      <text:p text:style-name="P2">-в скрученому стані пляшка має утримувати воду всередині; </text:p>
      <text:p text:style-name="P2">-користувач не може відкрити відсік швидкого доступу для пиття з начіпленним кріпленням;</text:p>
      <text:p text:style-name="P2">-користувач має легко відкрити відсік швидкого доступу для пиття із знятим кріпленням; </text:p>
      <text:p text:style-name="P2">-тканий тримач-ремінець пляшки має бути досить кріпким, щоб користувач міг без проблем утримувати пляшку наповнену водою за ремінець без ризику розірватись;</text:p>
      <text:p text:style-name="Text_20_body"/>
      <text:p text:style-name="P1">Рівень 2</text:p>
      <text:p text:style-name="Text_20_body"/>
      <text:p text:style-name="P2">В моєму розумінні обрати лише одну техніку, яка може гарантувати максимально можливу якість фінального результату просто неможливо і в процесі розробки з самого початку на етапі уточнень, навіть коли вимоги ще не описані, можуть одночасно або послідовно використовуватись різні техніки.</text:p>
      <text:p text:style-name="Text_20_body"/>
      <text:p text:style-name="P2">Можна почати з моделювання поведінки системи. Наприклад, коли клієнт досить неточно озвучив своє бажання щодо нової фічі, яка має бути додана до його існуючої платформи, бізнес аналітик ймовірніше за все опише те, що на поточний момент зрозуміло і на грумінг сесії з розробниками буде намагатись змодулювати, як буде працювати система та що треба додатково уточнити з клієнтом, так як ймовірно за існуючих умов деякі логіки будуть працювати, як просив клієнт, а деякі, треба або змінювати, або досить багато просити за цю додаткову розробку.</text:p>
      <text:p text:style-name="Text_20_body"/>
      <text:p text:style-name="P2">Також в процесі моделювання може бути намальована схема поведінки системи зі сторони команди-розробника, щоб вказати на переваги\недоліки якихось елементів, або, така схема з самого початку може бути надана клієнтом, щоб його ріквест був максимально зрозумілим для команди-розробника.</text:p>
      <text:p text:style-name="Text_20_body"/>
      <text:p text:style-name="P2">На етапі написання специфікації для замовленої фічі, БА може багато разів звертатись за уточненнями до клієнта та своїх досвідчених колег, щоб бути впевненим, що описані логіки будуть коректно працювати в рамках існуючої системи.</text:p>
      <text:p text:style-name="Text_20_body"/>
      <text:p text:style-name="P2">Коли фінальний варіант специфікації вже готовий, БА може спершу дати спеку на рев'ю <text:soft-page-break/>своїм колегам, щоб запевнитись, що більше нема чого змінювати та додавати, потім вже на апрув клієнту.</text:p>
      <text:p text:style-name="Text_20_body"/>
      <text:p text:style-name="P1">Рівень 3</text:p>
      <text:p text:style-name="Text_20_body"/>
      <text:p text:style-name="P3">Функціональні вимоги: </text:p>
      <text:p text:style-name="P2">-встановлений на пристрої застосунок не має перевищувати 2 ГБ фізичної пам'яті;</text:p>
      <text:p text:style-name="P2">-при першому запуску застосунок має запросити дозвіл на доступ до бібліотек пристрою, де розміщений фото\відео контент, який може бути опублікований у застосунку;</text:p>
      <text:p text:style-name="P2">-маючи необхідний дозвіл до бібліотек застосунку, користувач має мати можливість додати нову світлину з котиками, натиснувши на кнопку "+", яка відкриє бібліотеку пристрою, де можна обрати контент для публікації;</text:p>
      <text:p text:style-name="P2">-в застосунку має бути реалізована пост-апрув система, згідно з якою, будь-який контент може бути розміщений користувачем одразу, але команда підтримки застосунку матиме можливість перевірити опублікований контент та у разі порушень, в будь-який момент зняти його з публікації;</text:p>
      <text:p text:style-name="P2">-для кожного користувача після повного запуску застосунку в системі створюється окремий профіль, де буде зберігатись весь доданий контент;</text:p>
      <text:p text:style-name="P2">-в налаштуваннях профілю має бути можливість обрати, чи профіль буде публічним або приватним;</text:p>
      <text:p text:style-name="P2">-користувач може додавати інших користувачів до списку друзів;</text:p>
      <text:p text:style-name="P2">-в профілі користувача мають відображатись інші користувачі, які були додані в список друзів;</text:p>
      <text:p text:style-name="P2">-світлини з приватних профілей можуть бути доступні тільки для користувачів, кого власник приватного профілю додав у друзі;</text:p>
      <text:p text:style-name="P2">-під кожною розміщеною єд. контенту має бути розміщена кнопка "поділитись", де користувач може відправити контент прямо в застосунку або в інших застосунках, як телеграм, вайбер, слак, ватсап і тд.</text:p>
      <text:p text:style-name="Text_20_body"/>
      <text:p text:style-name="P3">Нефункціональні вимоги:</text:p>
      <text:p text:style-name="P2">-застосунок не має порушувати ніяких законів та має відповідати всім вимогам країни, в якій він є доступним;</text:p>
      <text:p text:style-name="P2">-застосунок має працювати стабільно, без перевантажень системи пристрою, на який встановлено;</text:p>
      <text:p text:style-name="P2">-застосунок має бути доступний та сумісний навіть із старими моделями пристроїв;</text:p>
      <text:p text:style-name="P2">-інтерфейс застосунку має бути простим і зрозумілим;</text:p>
      <text:p text:style-name="P2">-приватні дані користувачів мають бути у повній безпеці;</text:p>
      <text:p text:style-name="P4"><text:span text:style-name="T1">-система застосунку має витримувати у разі одночасного використання застосунку великою кількістю користувачів.</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9T13:23:24.594000000</dc:date>
    <meta:editing-duration>PT20S</meta:editing-duration>
    <meta:editing-cycles>1</meta:editing-cycles>
    <meta:document-statistic meta:table-count="0" meta:image-count="0" meta:object-count="0" meta:page-count="2" meta:paragraph-count="33" meta:word-count="566" meta:character-count="4060" meta:non-whitespace-character-count="3524"/>
    <meta:generator>LibreOffice/7.3.4.2$Windows_X86_64 LibreOffice_project/728fec16bd5f605073805c3c9e7c4212a0120dc5</meta:generator>
  </office:meta>
</office:document-meta>
</file>